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opacity="0%" draw:textarea-vertical-align="middle" draw:shadow-offset-x="0.203cm" draw:shadow-offset-y="0.203cm" draw:shadow-opacity="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935cm" svg:height="1.625cm" draw:transform="skewX (-0.006108652381979) rotate (-0.00837758041075823) translate (1.949cm 4.385cm)">
          <text:p text:style-name="P1"><text:span text:style-name="T1">Computer/Monitor</text:span></text:p>
        </draw:rect>
        <draw:custom-shape draw:style-name="gr2" draw:text-style-name="P1" draw:layer="layout" svg:width="2.921cm" svg:height="1.016cm" svg:x="2.55cm" svg:y="2.376cm">
          <text:p text:style-name="P1"><text:span text:style-name="T1">Joystic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064cm" svg:height="1.778cm" svg:x="7.985cm" svg:y="1.889cm">
          <text:p text:style-name="P1"><text:span text:style-name="T1">Power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3.578cm" svg:height="1.651cm" svg:x="8.239cm" svg:y="4.81cm">
          <text:p text:style-name="P1"><text:span text:style-name="T1">40 A</text:span></text:p>
          <text:p text:style-name="P1"><text:span text:style-name="T1">Fast-blow</text:span></text:p>
          <text:p text:style-name="P1"><text:span text:style-name="T1">Fu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318cm" svg:height="1.778cm" svg:x="21.955cm" svg:y="1.381cm">
          <text:p text:style-name="P1"><text:span text:style-name="T1">48V to 24V Convert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064cm" svg:height="1.524cm" svg:x="22.082cm" svg:y="7.223cm">
          <text:p text:style-name="P1"><text:span text:style-name="T1">24 to 12 V Convert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5.588cm" svg:height="1.778cm" svg:x="14.589cm" svg:y="13.827cm">
          <text:p text:style-name="P1"><text:span text:style-name="T1">Polulu Dual </text:span></text:p>
          <text:p text:style-name="P1"><text:span text:style-name="T1">Motor Shiel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5.715cm" svg:height="1.778cm" svg:x="21.32cm" svg:y="14.208cm">
          <text:p text:style-name="P1"><text:span text:style-name="T1">Polulu Dual </text:span></text:p>
          <text:p text:style-name="P1"><text:span text:style-name="T1">Motor Shiel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3.429cm" svg:height="2.921cm" svg:x="10.652cm" svg:y="8.874cm">
          <text:p text:style-name="P1"><text:span text:style-name="T1">Arduino Meg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4.953cm" svg:height="1.143cm" svg:x="15.986cm" svg:y="9.763cm">
          <text:p text:style-name="P1"><text:span text:style-name="T1">Ethernet Shiel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5.08cm" svg:height="2.032cm" svg:x="1.127cm" svg:y="14.462cm">
          <text:p text:style-name="P1"><text:span text:style-name="T1">Sonar Measurement</text:span></text:p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5.207cm" svg:height="1.27cm" svg:x="20.431cm" svg:y="18.145cm">
          <text:p text:style-name="P2"><text:span text:style-name="T1">Motor</text:span> 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.207cm" svg:height="1.27cm" svg:x="2.651cm" svg:y="18.145cm">
          <text:p text:style-name="P2"><text:span text:style-name="T1">Motor</text:span> 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5.207cm" svg:height="1.27cm" svg:x="14.208cm" svg:y="18.145cm">
          <text:p text:style-name="P1"><text:span text:style-name="T1">Motor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5.207cm" svg:height="1.27cm" svg:x="8.493cm" svg:y="18.145cm">
          <text:p text:style-name="P2"><text:span text:style-name="T1">Motor</text:span> 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1.524cm" svg:height="0.635cm" svg:x="12.176cm" svg:y="12.176cm">
          <text:p text:style-name="P1"><text:span text:style-name="T1">Fu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429cm" svg:height="0.889cm" svg:x="14.208cm" svg:y="6.461cm">
          <text:p text:style-name="P1"><text:span text:style-name="T1">IM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064cm" svg:height="1.778cm" svg:x="1.381cm" svg:y="8.493cm">
          <text:p text:style-name="P2"><text:span text:style-name="T1">Pressure</text:span></text:p>
          <text:p text:style-name="P2"><text:span text:style-name="T1">Trans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556cm" svg:height="1.397cm" svg:x="1.508cm" svg:y="10.652cm">
          <text:p text:style-name="P1"><text:span text:style-name="T1">Electromagne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334cm" svg:height="1.524cm" svg:x="1.635cm" svg:y="12.43cm">
          <text:p text:style-name="P1"><text:span text:style-name="T1">Solenoids x7</text:span></text:p>
          <draw:enhanced-geometry svg:viewBox="0 0 21600 21600" draw:type="rectangle" draw:enhanced-path="M 0 0 L 21600 0 21600 21600 0 21600 0 0 Z N"/>
        </draw:custom-shape>
        <draw:rect draw:style-name="gr3" draw:text-style-name="P2" draw:layer="layout" svg:width="11.557cm" svg:height="7.112cm" svg:x="1.127cm" svg:y="1.381cm">
          <text:p/>
        </draw:rect>
        <draw:frame draw:style-name="gr4" draw:layer="layout" svg:width="3.81cm" svg:height="1.016cm" svg:x="5.064cm" svg:y="7.477cm">
          <draw:text-box>
            <text:p>TOPSIDE</text:p>
          </draw:text-box>
        </draw:frame>
        <draw:connector draw:style-name="gr5" draw:text-style-name="P2" draw:layer="layout" draw:line-skew="-0.074cm" svg:x1="10.017cm" svg:y1="3.667cm" svg:x2="10.028cm" svg:y2="4.81cm" draw:start-shape="id1" draw:end-shape="id2" svg:d="M10017 3667v497h11v646">
          <text:p/>
        </draw:connector>
        <draw:connector draw:style-name="gr5" draw:text-style-name="P2" draw:layer="layout" svg:x1="11.817cm" svg:y1="5.635cm" svg:x2="21.955cm" svg:y2="2.27cm" draw:start-shape="id2" draw:start-glue-point="1" draw:end-shape="id3" draw:end-glue-point="3" svg:d="M11817 5635h5069v-3365h5069">
          <text:p/>
        </draw:connector>
        <draw:connector draw:style-name="gr5" draw:text-style-name="P2" draw:layer="layout" svg:x1="24.114cm" svg:y1="3.159cm" svg:x2="24.114cm" svg:y2="7.223cm" draw:start-shape="id3" draw:end-shape="id4" svg:d="M24114 3159v4064">
          <text:p/>
        </draw:connector>
        <draw:connector draw:style-name="gr5" draw:text-style-name="P2" draw:layer="layout" svg:x1="22.082cm" svg:y1="7.985cm" svg:x2="17.637cm" svg:y2="6.905cm" draw:start-shape="id4" draw:end-shape="id5" svg:d="M22082 7985h-2223v-1080h-2222">
          <text:p/>
        </draw:connector>
        <draw:connector draw:style-name="gr5" draw:text-style-name="P2" draw:layer="layout" svg:x1="22.082cm" svg:y1="7.985cm" svg:x2="5.445cm" svg:y2="9.382cm" draw:start-shape="id4" draw:end-shape="id6" svg:d="M22082 7985h-8318v1397h-8319">
          <text:p/>
        </draw:connector>
        <draw:connector draw:style-name="gr5" draw:text-style-name="P2" draw:layer="layout" svg:x1="22.082cm" svg:y1="7.985cm" svg:x2="5.064cm" svg:y2="11.35cm" draw:start-shape="id4" draw:end-shape="id7" draw:end-glue-point="1" svg:d="M22082 7985h-8509v3365h-8509">
          <text:p/>
        </draw:connector>
        <draw:connector draw:style-name="gr5" draw:text-style-name="P2" draw:layer="layout" svg:x1="22.082cm" svg:y1="7.985cm" svg:x2="4.969cm" svg:y2="13.192cm" draw:start-shape="id4" draw:end-shape="id8" draw:end-glue-point="1" svg:d="M22082 7985h-8556v5207h-8557">
          <text:p/>
        </draw:connector>
        <draw:connector draw:style-name="gr5" draw:text-style-name="P2" draw:layer="layout" svg:x1="14.589cm" svg:y1="14.716cm" svg:x2="6.207cm" svg:y2="15.478cm" draw:start-shape="id9" draw:start-glue-point="3" draw:end-shape="id10" svg:d="M14589 14716h-4191v762h-4191">
          <text:p/>
        </draw:connector>
        <draw:connector draw:style-name="gr5" draw:text-style-name="P2" draw:layer="layout" draw:line-skew="0.127cm" svg:x1="17.383cm" svg:y1="15.605cm" svg:x2="5.254cm" svg:y2="18.145cm" draw:start-shape="id9" draw:end-shape="id11" draw:end-glue-point="0" svg:d="M17383 15605v1397h-12129v1143">
          <text:p/>
        </draw:connector>
        <draw:connector draw:style-name="gr5" draw:text-style-name="P2" draw:layer="layout" draw:line-skew="0.127cm" svg:x1="17.383cm" svg:y1="15.605cm" svg:x2="11.096cm" svg:y2="18.145cm" draw:start-shape="id9" draw:end-shape="id12" svg:d="M17383 15605v1397h-6287v1143">
          <text:p/>
        </draw:connector>
        <draw:connector draw:style-name="gr5" draw:text-style-name="P2" draw:layer="layout" svg:x1="21.32cm" svg:y1="15.097cm" svg:x2="19.415cm" svg:y2="18.78cm" draw:start-shape="id13" draw:start-glue-point="3" draw:end-shape="id14" svg:d="M21320 15097h-953v3683h-952">
          <text:p/>
        </draw:connector>
        <draw:connector draw:style-name="gr5" draw:text-style-name="P2" draw:layer="layout" svg:x1="24.177cm" svg:y1="15.986cm" svg:x2="23.034cm" svg:y2="18.145cm" draw:start-shape="id13" draw:start-glue-point="2" draw:end-shape="id15" svg:d="M24177 15986v1080h-1143v1079">
          <text:p/>
        </draw:connector>
        <draw:connector draw:style-name="gr6" draw:text-style-name="P2" draw:layer="layout" svg:x1="14.081cm" svg:y1="10.334cm" svg:x2="15.986cm" svg:y2="10.334cm" draw:start-shape="id16" draw:start-glue-point="1" draw:end-shape="id17" draw:end-glue-point="3" svg:d="M14081 10334h1905">
          <text:p/>
        </draw:connector>
        <draw:connector draw:style-name="gr5" draw:text-style-name="P2" draw:layer="layout" draw:line-skew="1.778cm" svg:x1="10.652cm" svg:y1="10.334cm" svg:x2="4.969cm" svg:y2="13.192cm" draw:start-shape="id16" draw:start-glue-point="3" draw:end-shape="id8" draw:end-glue-point="1" svg:d="M10652 10334h-1064v2858h-4619">
          <text:p/>
        </draw:connector>
        <draw:connector draw:style-name="gr5" draw:text-style-name="P2" draw:layer="layout" draw:line-skew="1.778cm" svg:x1="10.652cm" svg:y1="10.334cm" svg:x2="5.064cm" svg:y2="11.35cm" draw:start-shape="id16" draw:start-glue-point="3" draw:end-shape="id7" svg:d="M10652 10334h-1016v1016h-4572">
          <text:p/>
        </draw:connector>
        <draw:connector draw:style-name="gr6" draw:text-style-name="P2" draw:layer="layout" draw:line-skew="1.143cm" svg:x1="10.652cm" svg:y1="10.334cm" svg:x2="5.445cm" svg:y2="9.382cm" draw:start-shape="id16" draw:end-shape="id6" svg:d="M10652 10334h-1461v-952h-3746">
          <text:p/>
        </draw:connector>
        <draw:connector draw:style-name="gr5" draw:text-style-name="P2" draw:layer="layout" draw:line-skew="1.651cm" svg:x1="24.114cm" svg:y1="8.747cm" svg:x2="17.383cm" svg:y2="13.827cm" draw:start-shape="id4" draw:start-glue-point="2" draw:end-shape="id9" svg:d="M24114 8747v4191h-6731v889">
          <text:p/>
        </draw:connector>
        <draw:connector draw:style-name="gr5" draw:text-style-name="P2" draw:layer="layout" draw:line-skew="1.46cm" svg:x1="24.114cm" svg:y1="8.747cm" svg:x2="24.177cm" svg:y2="14.208cm" draw:start-shape="id4" draw:end-shape="id13" svg:d="M24114 8747v4191h63v1270">
          <text:p/>
        </draw:connector>
        <draw:connector draw:style-name="gr5" draw:text-style-name="P2" draw:layer="layout" svg:x1="14.589cm" svg:y1="14.716cm" svg:x2="12.938cm" svg:y2="12.811cm" draw:start-shape="id9" draw:start-glue-point="3" draw:end-shape="id18" draw:end-glue-point="2" svg:d="M14589 14716h-1651v-1905">
          <text:p/>
        </draw:connector>
        <draw:connector draw:style-name="gr5" draw:text-style-name="P2" draw:layer="layout" svg:x1="12.176cm" svg:y1="12.493cm" svg:x2="12.366cm" svg:y2="11.795cm" draw:start-shape="id18" draw:start-glue-point="3" draw:end-shape="id16" draw:end-glue-point="2" svg:d="M12176 12493h-2026v818h2216v-15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25T12:33:51.14</meta:creation-date>
    <dc:date>2015-04-25T13:55:54.87</dc:date>
    <meta:editing-duration>PT1H22M</meta:editing-duration>
    <meta:editing-cycles>11</meta:editing-cycles>
    <meta:generator>OpenOffice/4.1.1$Win32 OpenOffice.org_project/411m6$Build-9775</meta:generator>
    <meta:document-statistic meta:object-count="42"/>
  </office:meta>
</office:document-meta>
</file>